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Heading_20_3">
      <style:text-properties fo:language="en" fo:country="US"/>
    </style:style>
    <style:style style:name="P3" style:family="paragraph" style:parent-style-name="Standard" style:list-style-name="L6">
      <style:paragraph-properties fo:text-align="justify" style:justify-single-word="false"/>
      <style:text-properties fo:language="en" fo:country="US" officeooo:paragraph-rsid="001a0c7e"/>
    </style:style>
    <style:style style:name="P4" style:family="paragraph" style:parent-style-name="Standard" style:list-style-name="L6">
      <style:paragraph-properties fo:text-align="justify" style:justify-single-word="false"/>
      <style:text-properties fo:language="en" fo:country="US" officeooo:paragraph-rsid="001a6d2f"/>
    </style:style>
    <style:style style:name="P5" style:family="paragraph" style:parent-style-name="Standard" style:list-style-name="L6">
      <style:paragraph-properties fo:text-align="justify" style:justify-single-word="false"/>
      <style:text-properties fo:language="en" fo:country="US" officeooo:rsid="001b5cfc" officeooo:paragraph-rsid="001c26cd"/>
    </style:style>
    <style:style style:name="P6" style:family="paragraph" style:parent-style-name="Standard">
      <style:paragraph-properties fo:margin-left="0cm" fo:margin-right="0cm" fo:text-align="justify" style:justify-single-word="false" fo:text-indent="0cm" style:auto-text-indent="false"/>
      <style:text-properties fo:language="en" fo:country="US" officeooo:rsid="000cdf05" officeooo:paragraph-rsid="000cdf05"/>
    </style:style>
    <style:style style:name="P7" style:family="paragraph" style:parent-style-name="Standard">
      <style:paragraph-properties fo:margin-left="0cm" fo:margin-right="0cm" fo:text-align="justify" style:justify-single-word="false" fo:text-indent="0cm" style:auto-text-indent="false"/>
      <style:text-properties fo:language="en" fo:country="US" officeooo:rsid="000cdf05" officeooo:paragraph-rsid="00111ccb"/>
    </style:style>
    <style:style style:name="P8" style:family="paragraph" style:parent-style-name="Standard">
      <style:paragraph-properties fo:margin-left="0cm" fo:margin-right="0cm" fo:text-align="justify" style:justify-single-word="false" fo:text-indent="0cm" style:auto-text-indent="false"/>
      <style:text-properties fo:language="en" fo:country="US" officeooo:paragraph-rsid="00109f55"/>
    </style:style>
    <style:style style:name="P9" style:family="paragraph" style:parent-style-name="Standard">
      <style:paragraph-properties fo:margin-left="0cm" fo:margin-right="0cm" fo:text-align="justify" style:justify-single-word="false" fo:text-indent="0cm" style:auto-text-indent="false"/>
      <style:text-properties fo:language="en" fo:country="US" officeooo:paragraph-rsid="00111ccb"/>
    </style:style>
    <style:style style:name="P10" style:family="paragraph" style:parent-style-name="Standard">
      <style:paragraph-properties fo:margin-left="0cm" fo:margin-right="0cm" fo:text-align="justify" style:justify-single-word="false" fo:text-indent="0cm" style:auto-text-indent="false"/>
      <style:text-properties fo:language="en" fo:country="US" officeooo:paragraph-rsid="00128a37"/>
    </style:style>
    <style:style style:name="P11" style:family="paragraph" style:parent-style-name="Standard">
      <style:paragraph-properties fo:margin-left="0cm" fo:margin-right="0cm" fo:text-align="justify" style:justify-single-word="false" fo:text-indent="0cm" style:auto-text-indent="false"/>
      <style:text-properties fo:language="en" fo:country="US" officeooo:paragraph-rsid="0017e951"/>
    </style:style>
    <style:style style:name="P12" style:family="paragraph" style:parent-style-name="Standard">
      <style:paragraph-properties fo:margin-left="0cm" fo:margin-right="0cm" fo:text-align="justify" style:justify-single-word="false" fo:text-indent="0cm" style:auto-text-indent="false"/>
      <style:text-properties fo:language="en" fo:country="US" officeooo:paragraph-rsid="001b5cfc"/>
    </style:style>
    <style:style style:name="P13" style:family="paragraph" style:parent-style-name="Standard">
      <style:paragraph-properties fo:margin-left="0cm" fo:margin-right="0cm" fo:text-align="justify" style:justify-single-word="false" fo:text-indent="0cm" style:auto-text-indent="false"/>
      <style:text-properties fo:language="en" fo:country="US" officeooo:rsid="000da07f" officeooo:paragraph-rsid="000da07f"/>
    </style:style>
    <style:style style:name="P14" style:family="paragraph" style:parent-style-name="Standard">
      <style:paragraph-properties fo:margin-left="0cm" fo:margin-right="0cm" fo:text-align="justify" style:justify-single-word="false" fo:text-indent="0cm" style:auto-text-indent="false"/>
      <style:text-properties fo:language="en" fo:country="US" officeooo:rsid="000da07f" officeooo:paragraph-rsid="00198e82"/>
    </style:style>
    <style:style style:name="P15" style:family="paragraph" style:parent-style-name="Standard">
      <style:paragraph-properties fo:margin-left="0cm" fo:margin-right="0cm" fo:text-align="justify" style:justify-single-word="false" fo:text-indent="0cm" style:auto-text-indent="false"/>
      <style:text-properties fo:language="en" fo:country="US" officeooo:rsid="000da07f" officeooo:paragraph-rsid="001dcd9e"/>
    </style:style>
    <style:style style:name="P16" style:family="paragraph" style:parent-style-name="Standard">
      <style:paragraph-properties fo:margin-left="0cm" fo:margin-right="0cm" fo:text-align="justify" style:justify-single-word="false" fo:text-indent="0cm" style:auto-text-indent="false"/>
      <style:text-properties fo:font-variant="normal" fo:text-transform="none" fo:color="#333333" style:font-name="Liberation Serif" fo:font-size="12pt" fo:letter-spacing="normal" fo:language="en" fo:country="US" fo:font-style="normal" fo:font-weight="normal" officeooo:rsid="000cdf05" officeooo:paragraph-rsid="00109f55"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officeooo:paragraph-rsid="001f85d7"/>
    </style:style>
    <style:style style:name="P18" style:family="paragraph" style:parent-style-name="Standard" style:list-style-name="L2">
      <style:paragraph-properties fo:margin-left="1.251cm" fo:margin-right="0cm" fo:text-align="justify" style:justify-single-word="false" fo:text-indent="-0.635cm" style:auto-text-indent="false"/>
      <style:text-properties fo:language="en" fo:country="US" officeooo:rsid="000cdf05" officeooo:paragraph-rsid="0015641a"/>
    </style:style>
    <style:style style:name="P19" style:family="paragraph" style:parent-style-name="Standard" style:list-style-name="L3">
      <style:paragraph-properties fo:margin-left="1.251cm" fo:margin-right="0cm" fo:text-align="justify" style:justify-single-word="false" fo:text-indent="-0.635cm" style:auto-text-indent="false"/>
      <style:text-properties fo:language="en" fo:country="US" officeooo:rsid="00161dac" officeooo:paragraph-rsid="0017e951"/>
    </style:style>
    <style:style style:name="P20" style:family="paragraph" style:parent-style-name="Standard" style:list-style-name="L2">
      <style:paragraph-properties fo:margin-left="1.251cm" fo:margin-right="0cm" fo:text-align="justify" style:justify-single-word="false" fo:text-indent="-0.635cm" style:auto-text-indent="false"/>
      <style:text-properties fo:language="en" fo:country="US" officeooo:rsid="001a0c7e" officeooo:paragraph-rsid="001a0c7e"/>
    </style:style>
    <style:style style:name="P21" style:family="paragraph" style:parent-style-name="Standard" style:list-style-name="L2">
      <style:paragraph-properties fo:margin-left="1.251cm" fo:margin-right="0cm" fo:text-align="justify" style:justify-single-word="false" fo:text-indent="-0.635cm" style:auto-text-indent="false"/>
      <style:text-properties fo:language="en" fo:country="US" officeooo:paragraph-rsid="00198e82"/>
    </style:style>
    <style:style style:name="P22" style:family="paragraph" style:parent-style-name="Standard" style:list-style-name="L6">
      <style:paragraph-properties fo:margin-left="1.251cm" fo:margin-right="0cm" fo:text-align="justify" style:justify-single-word="false" fo:text-indent="-0.635cm" style:auto-text-indent="false"/>
      <style:text-properties fo:language="en" fo:country="US" officeooo:paragraph-rsid="001c26cd"/>
    </style:style>
    <style:style style:name="P23" style:family="paragraph" style:parent-style-name="Standard" style:list-style-name="L2">
      <style:paragraph-properties fo:margin-left="1.251cm" fo:margin-right="0cm" fo:text-align="justify" style:justify-single-word="false" fo:text-indent="-0.635cm" style:auto-text-indent="false"/>
      <style:text-properties officeooo:paragraph-rsid="0015641a"/>
    </style:style>
    <style:style style:name="P2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T1" style:family="text">
      <style:text-properties officeooo:rsid="000cdf05"/>
    </style:style>
    <style:style style:name="T2" style:family="text">
      <style:text-properties officeooo:rsid="000f3b6b"/>
    </style:style>
    <style:style style:name="T3" style:family="text">
      <style:text-properties fo:font-variant="normal" fo:text-transform="none" fo:color="#333333" style:font-name="Liberation Serif" fo:font-size="12pt" fo:letter-spacing="normal" fo:font-style="normal" fo:font-weight="normal" officeooo:rsid="000cdf05" style:font-size-asian="12pt" style:font-size-complex="12pt"/>
    </style:style>
    <style:style style:name="T4" style:family="text">
      <style:text-properties fo:font-variant="normal" fo:text-transform="none" fo:color="#333333" style:font-name="Liberation Serif" fo:font-size="12pt" fo:letter-spacing="normal" fo:language="lv" fo:country="LV" fo:font-style="normal" fo:font-weight="normal" officeooo:rsid="000cdf05" style:font-size-asian="12pt" style:font-size-complex="12pt"/>
    </style:style>
    <style:style style:name="T5" style:family="text">
      <style:text-properties fo:font-variant="normal" fo:text-transform="none" fo:color="#333333" style:font-name="Liberation Serif" fo:font-size="12pt" fo:letter-spacing="normal" fo:language="lv" fo:country="LV" fo:font-style="normal" fo:font-weight="normal" officeooo:rsid="001f3e91"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f3b6b" style:font-size-asian="12pt" style:font-size-complex="12pt"/>
    </style:style>
    <style:style style:name="T7" style:family="text">
      <style:text-properties officeooo:rsid="00128a37"/>
    </style:style>
    <style:style style:name="T8" style:family="text">
      <style:text-properties fo:language="en" fo:country="US" officeooo:rsid="000cdf05"/>
    </style:style>
    <style:style style:name="T9" style:family="text">
      <style:text-properties fo:language="en" fo:country="US" officeooo:rsid="001672b1"/>
    </style:style>
    <style:style style:name="T10" style:family="text">
      <style:text-properties fo:language="en" fo:country="US" officeooo:rsid="0017e951"/>
    </style:style>
    <style:style style:name="T11" style:family="text">
      <style:text-properties officeooo:rsid="001406fd"/>
    </style:style>
    <style:style style:name="T12" style:family="text">
      <style:text-properties officeooo:rsid="0015641a"/>
    </style:style>
    <style:style style:name="T13" style:family="text">
      <style:text-properties officeooo:rsid="00161dac"/>
    </style:style>
    <style:style style:name="T14" style:family="text">
      <style:text-properties officeooo:rsid="001672b1"/>
    </style:style>
    <style:style style:name="T15" style:family="text">
      <style:text-properties officeooo:rsid="0017b0d2"/>
    </style:style>
    <style:style style:name="T16" style:family="text">
      <style:text-properties officeooo:rsid="0017e951"/>
    </style:style>
    <style:style style:name="T17" style:family="text">
      <style:text-properties officeooo:rsid="00198e82"/>
    </style:style>
    <style:style style:name="T18" style:family="text">
      <style:text-properties officeooo:rsid="001a0c7e"/>
    </style:style>
    <style:style style:name="T19" style:family="text">
      <style:text-properties officeooo:rsid="001a6d2f"/>
    </style:style>
    <style:style style:name="T20" style:family="text">
      <style:text-properties fo:language="lv" fo:country="LV"/>
    </style:style>
    <style:style style:name="T21" style:family="text">
      <style:text-properties fo:language="lv" fo:country="LV" officeooo:rsid="001f3e91"/>
    </style:style>
    <style:style style:name="T22" style:family="text">
      <style:text-properties fo:language="lv" fo:country="LV" officeooo:rsid="001f85d7"/>
    </style:style>
    <style:style style:name="T23" style:family="text">
      <style:text-properties fo:language="lv" fo:country="LV" officeooo:rsid="0017e951"/>
    </style:style>
    <style:style style:name="T24" style:family="text">
      <style:text-properties fo:language="lv" fo:country="LV" officeooo:rsid="00206310"/>
    </style:style>
    <style:style style:name="T25" style:family="text">
      <style:text-properties fo:language="lv" fo:country="LV" officeooo:rsid="00198e82"/>
    </style:style>
    <style:style style:name="T26" style:family="text">
      <style:text-properties fo:language="lv" fo:country="LV" officeooo:rsid="0020ca0f"/>
    </style:style>
    <style:style style:name="T27" style:family="text">
      <style:text-properties officeooo:rsid="001b5cfc"/>
    </style:style>
    <style:style style:name="T28" style:family="text">
      <style:text-properties officeooo:rsid="00109f55"/>
    </style:style>
    <style:style style:name="T29" style:family="text">
      <style:text-properties officeooo:rsid="000da07f"/>
    </style:style>
    <style:style style:name="T30" style:family="text">
      <style:text-properties officeooo:rsid="001c26cd"/>
    </style:style>
    <style:style style:name="T31" style:family="text">
      <style:text-properties officeooo:rsid="001dcd9e"/>
    </style:style>
    <style:style style:name="T32" style:family="text">
      <style:text-properties style:text-underline-style="solid" style:text-underline-width="auto" style:text-underline-color="font-color" officeooo:rsid="000f3b6b"/>
    </style:style>
    <style:style style:name="T33" style:family="text">
      <style:text-properties officeooo:rsid="001f85d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USER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580_3780319226" text:style-name="Index_20_Link" text:visited-style-name="Index_20_Link">1. Application summary<text:tab/>1</text:a></text:p>
          <text:p text:style-name="P1"><text:a xlink:type="simple" xlink:href="#__RefHeading___Toc582_3780319226" text:style-name="Index_20_Link" text:visited-style-name="Index_20_Link">2. How it works (basic principles)<text:tab/>1</text:a></text:p>
          <text:p text:style-name="P1"><text:a xlink:type="simple" xlink:href="#__RefHeading___Toc584_3780319226" text:style-name="Index_20_Link" text:visited-style-name="Index_20_Link">3. Main Screen<text:tab/>1</text:a></text:p>
          <text:p text:style-name="P1"><text:a xlink:type="simple" xlink:href="#__RefHeading___Toc586_3780319226" text:style-name="Index_20_Link" text:visited-style-name="Index_20_Link">4. Check Inventory<text:tab/>1</text:a></text:p>
          <text:p text:style-name="P1"><text:a xlink:type="simple" xlink:href="#__RefHeading___Toc588_3780319226" text:style-name="Index_20_Link" text:visited-style-name="Index_20_Link">6. Meal Plan<text:tab/>2</text:a></text:p>
          <text:p text:style-name="P1"><text:a xlink:type="simple" xlink:href="#__RefHeading___Toc590_3780319226" text:style-name="Index_20_Link" text:visited-style-name="Index_20_Link">7. Recipes<text:tab/>2</text:a></text:p>
          <text:p text:style-name="P1"><text:a xlink:type="simple" xlink:href="#__RefHeading___Toc592_3780319226" text:style-name="Index_20_Link" text:visited-style-name="Index_20_Link">8. Shopping list<text:tab/>3</text:a></text:p>
        </text:index-body>
      </text:table-of-content>
      <text:p text:style-name="Text_20_body"/>
      <text:h text:style-name="P2" text:outline-level="3"><text:bookmark-start text:name="__RefHeading___Toc580_3780319226"/>1. Application summary<text:bookmark-end text:name="__RefHeading___Toc580_3780319226"/></text:h>
      <text:p text:style-name="P8"><text:span text:style-name="T6"><text:tab/></text:span><text:span text:style-name="T3">This is a simple app that gives you a list of recipes to cook based on the</text:span><text:span text:style-name="T4"> </text:span><text:span text:style-name="T5">products</text:span><text:span text:style-name="T4"> </text:span><text:span text:style-name="T3">you have in your fridge. All you need to do is type product name and quantity into the app and it’ll show a list of recipes you can </text:span><text:span text:style-name="T5">cook.</text:span><text:span text:style-name="T3"> </text:span></text:p>
      <text:p text:style-name="P16"><text:tab/>Click on the recipe and get the cooking details, useful URL and ingredients. <text:span text:style-name="T21">Generate shopping list if some product are missing.</text:span></text:p>
      <text:p text:style-name="P6"/>
      <text:h text:style-name="P2" text:outline-level="3"><text:bookmark-start text:name="__RefHeading___Toc582_3780319226"/>2. How it works <text:span text:style-name="T31">(b</text:span>asic principles<text:span text:style-name="T31">)</text:span><text:bookmark-end text:name="__RefHeading___Toc582_3780319226"/></text:h>
      <text:p text:style-name="P7"><text:tab/>The application creates a simple stand-alone database on your mobile. On first start, the application creates a database with a popular product list and recipe list. By default the product quantity set to 0. Change the product quantity or add a new one. Choose a recipe, press button &lt;Generate Shopping List&gt;, products you need to buy for a particular recipe will appear in the new Shopping list. Add your favorite recipes to the database, <text:span text:style-name="T21">delete, </text:span>or modify existing.</text:p>
      <text:p text:style-name="P7"/>
      <text:p text:style-name="P9"><text:span text:style-name="T28">Recommendations: <text:s text:c="4"/>do not delete product from inventory it </text:span><text:span text:style-name="T7">will</text:span><text:span text:style-name="T28"> </text:span><text:span text:style-name="T7">remove also</text:span><text:span text:style-name="T28"> product from recipe.</text:span></text:p>
      <text:p text:style-name="P6"/>
      <text:h text:style-name="P2" text:outline-level="3"><text:bookmark-start text:name="__RefHeading___Toc584_3780319226"/><text:span text:style-name="T30">3.</text:span><text:span text:style-name="T1"> </text:span>Main Screen<text:bookmark-end text:name="__RefHeading___Toc584_3780319226"/></text:h>
      <text:p text:style-name="P13"><text:span text:style-name="T7"><text:tab/>The main screen contains 4 available activities: 1) Check Inventory, 2) Meal Plan, 3) Recipes, 4) Shopping list. By clicking on every activity user follows to certain screen, according to his choice. On Back button pressed, exit form application. </text:span><text:s/></text:p>
      <text:p text:style-name="P13"/>
      <text:h text:style-name="P2" text:outline-level="3"><text:bookmark-start text:name="__RefHeading___Toc586_3780319226"/><text:span text:style-name="T31">4</text:span>. Check Inventory<text:bookmark-end text:name="__RefHeading___Toc586_3780319226"/></text:h>
      <text:p text:style-name="P10"><text:span text:style-name="T16"><text:tab/>Check Inventory screen form contains a list of added products and &lt;ADD PRODUCT&gt; button. The product list contains information about product name, product quantity, measurement. User can go through product list by using</text:span><text:span text:style-name="T23"> </text:span><text:span text:style-name="T24">a</text:span><text:span text:style-name="T23"> </text:span><text:span text:style-name="T16">scrollbar.</text:span></text:p>
      <text:list xml:id="list1435296016" text:style-name="L2">
        <text:list-item>
          <text:p text:style-name="P23"><text:span text:style-name="T8">edit product - <text:s/>product editing is available by clicking on a particular item in the product list. After clicking on the item a new screen appears. On screen available fields: 1) Name - product name, 2) Quantity - product quantity, 3) Measurement - preset with measurements. Preset with measurements contains measurement abbreviations ("ml" - milliliters, "g" - grams, "pcs" – pieces). The fields already contain preset with information from the previous record about the product. For successful product saving, the user should fill all screen form fields, product quantity should be at least 0. After product information input is done, the user </text:span><text:soft-page-break/><text:span text:style-name="T8">saves record by pressing the &lt;</text:span><text:span text:style-name="T22">UPDATE</text:span><text:span text:style-name="T8"> PRODUCT&gt; button. <text:s/>If the same product already exists in the database, app will notify to user. </text:span></text:p>
          <text:p text:style-name="P18"/>
        </text:list-item>
        <text:list-item>
          <text:p text:style-name="P18">delete product - product deleting is available by clicking on a particular item in the product list. App will ask to confirm the deletion. The product will be deleted from product list and also recipe's product list. Developers strictly recommend do not delete products, or make sure the product is not used in the recipe.</text:p>
          <text:p text:style-name="P18"/>
        </text:list-item>
        <text:list-item>
          <text:p text:style-name="P21">button &lt;add product&gt; – by clicking on the button, a new screen appears. On screen available fields: 1) Name - product name, 2) Quantity - product quantity, 3)Measurement - preset with measurements. Preset with measurements contains measurement abbreviations ("ml" - milliliters, "g" - grams, "pcs" – pieces). For successful product saving, the user should fill all screen form fields, product quantity should be at least 0. After product information input is done, the user saves record by pressing the &lt;ADD PRODUCT&gt; button. <text:s/>If the same product already exists in<text:span text:style-name="T20"> </text:span><text:span text:style-name="T22">the</text:span><text:span text:style-name="T20"> </text:span>database, app will notify to user. </text:p>
        </text:list-item>
      </text:list>
      <text:p text:style-name="P13"/>
      <text:h text:style-name="P2" text:outline-level="3"><text:bookmark-start text:name="__RefHeading___Toc588_3780319226"/>6. Meal Plan<text:bookmark-end text:name="__RefHeading___Toc588_3780319226"/></text:h>
      <text:p text:style-name="P17"><text:span text:style-name="T9"><text:tab/></text:span><text:span text:style-name="T10">Meal Plan screen form contains a list of recipes with checkboxes and &lt;GENERATE SHOPPING LIST&gt; button. User can go through the product list by using</text:span><text:span text:style-name="T23"> </text:span><text:span text:style-name="T24">a</text:span><text:span text:style-name="T23"> </text:span><text:span text:style-name="T10">scrollbar. </text:span></text:p>
      <text:p text:style-name="P17"><text:span text:style-name="T10"><text:tab/>User can inspect recipe info by clicking on a particular item in the recipe list. Recipe info contains: 1) Recipe - recipe name, 2) URL – link to recipe cooking instructions, 3) Products – required products. <text:s/>The user puts a checkmark in the checkbox area opposite <text:s/>a particular recipe that wants to cook. App generates shopping list with required products by pressing on button &lt;GENERATE SHOPPING LIST&gt;. User’s shopping list will be available on SHOPPING LIST screen.</text:span></text:p>
      <text:p text:style-name="P13"/>
      <text:h text:style-name="P2" text:outline-level="3"><text:bookmark-start text:name="__RefHeading___Toc590_3780319226"/>7. Recipes<text:bookmark-end text:name="__RefHeading___Toc590_3780319226"/></text:h>
      <text:p text:style-name="P11"><text:span text:style-name="T16"><text:tab/></text:span><text:span text:style-name="T24">Recipes s</text:span><text:span text:style-name="T16">creen form contains</text:span><text:span text:style-name="T1"> a list of </text:span><text:span text:style-name="T16">recipes</text:span><text:span text:style-name="T1"> and &lt;ADD </text:span><text:span text:style-name="T16">RECIPE</text:span><text:span text:style-name="T1">&gt; button. U</text:span><text:span text:style-name="T17">ser can go t</text:span><text:span text:style-name="T19">hrough</text:span><text:span text:style-name="T17"> </text:span><text:span text:style-name="T24">the </text:span><text:span text:style-name="T17">recipe list by using</text:span><text:span text:style-name="T25"> </text:span><text:span text:style-name="T24">a</text:span><text:span text:style-name="T25"> </text:span><text:span text:style-name="T17">scroll bar.</text:span></text:p>
      <text:p text:style-name="P12"><text:span text:style-name="T17"><text:s/></text:span></text:p>
      <text:list xml:id="list1762414315" text:style-name="L6">
        <text:list-item>
          <text:p text:style-name="P3">recipe Details - after clicking on a particular item choose Details, a new screen with information appears. The new screen contains information about the particular recipe: 1) Recipe - recipe name, 2) URL - <text:s/>lint to cooking instructions, 3) Products – required products, 4) &lt;EDIT RECIPE PRODUCTS&gt; - button.</text:p>
          <text:list>
            <text:list-item>
              <text:p text:style-name="P3">by clicking on button &lt;EDIT RECIPE PRODUCTS&gt; user goes to a new screen with the required product list. The new screen contains the required product list and &lt;ADD PRODUCT TO RECIPE&gt; button. By clicking on a particular product user is able to delete or edit the product. </text:p>
            </text:list-item>
            <text:list-item>
              <text:p text:style-name="P4">by clicking on &lt;ADD PRODUCT TO RECIPE&gt; button, a new screen appears. On screen available fields: 1) Name – product name, 2) Recipe quantity – required product quantity, 3) Measurement - preset with measurements. Preset with measurements contains measurement abbreviations ("ml" - milliliters, "g" - grams, "pcs" – pieces). After product information input is done, the user saves record by pressing the &lt;ADD PRODUCT TO RECIPE&gt; button. </text:p>
              <text:p text:style-name="P4"/>
            </text:list-item>
          </text:list>
        </text:list-item>
        <text:list-item>
          <text:p text:style-name="P5">recipe Edit – after clicking on a particular item choose Edit, a new screen appears. The new screen contains available fields: 1) Name – recipe name, 2) URL – link to recipe cooking instructions. After information about the recipe is updated, the user saves record to the database by clicking on the button &lt;UPDATE RECIPE&gt;.</text:p>
          <text:p text:style-name="P5"/>
        </text:list-item>
        <text:list-item>
          <text:p text:style-name="P22"><text:soft-page-break/>recipe Delete – after clicking on a particular item choose Delete, a new screen appears. App will ask to confirm the deletion. The recipe will be deleted from the recipe list.</text:p>
        </text:list-item>
      </text:list>
      <text:list xml:id="list213603175833826" text:continue-list="list1435296016" text:style-name="L2">
        <text:list-header>
          <text:p text:style-name="P20"/>
        </text:list-header>
      </text:list>
      <text:list xml:id="list1881027685" text:style-name="L3">
        <text:list-item>
          <text:p text:style-name="P19"><text:span text:style-name="T1">button &lt;ADD RECIPE&gt; <text:s/>- by pressing on the button, a new screen appears. On screen available fields:1) Name - recipe name, 2) URL - link to recipe cooking instructions, 3) button &lt;ADD RECIPE&gt; - save the recipe to the database. </text:span></text:p>
        </text:list-item>
      </text:list>
      <text:p text:style-name="P13"/>
      <text:h text:style-name="P2" text:outline-level="3"><text:bookmark-start text:name="__RefHeading___Toc592_3780319226"/>8. Shopping list<text:bookmark-end text:name="__RefHeading___Toc592_3780319226"/></text:h>
      <text:p text:style-name="P15"><text:span text:style-name="T13">After the user generates a shopping list, products and product quantity user need to buy for a particular recipe will appear in this form. <text:s/></text:span></text:p>
      <text:p text:style-name="P13"/>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6T15:16:44.011000000</meta:creation-date>
    <dc:date>2020-02-27T21:35:59.966000000</dc:date>
    <meta:editing-duration>PT24M43S</meta:editing-duration>
    <meta:editing-cycles>4</meta:editing-cycles>
    <meta:generator>LibreOffice/6.4.0.3$Windows_x86 LibreOffice_project/b0a288ab3d2d4774cb44b62f04d5d28733ac6df8</meta:generator>
    <meta:document-statistic meta:table-count="0" meta:image-count="0" meta:object-count="0" meta:page-count="3" meta:paragraph-count="41" meta:word-count="1009" meta:character-count="6046" meta:non-whitespace-character-count="5042"/>
  </office:meta>
</office:document-meta>
</file>